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imulate and analyze even-odd scaling convergence to 1</text:p>
      <text:p text:style-name="Standard"/>
      <text:p text:style-name="Standard">def collatz_even_odd_convergence(start, max_steps=100):</text:p>
      <text:p text:style-name="Standard"><text:s text:c="4"/>"""</text:p>
      <text:p text:style-name="Standard"><text:s text:c="4"/>Simulates the Collatz sequence starting from a number and tracks the steps until 1.</text:p>
      <text:p text:style-name="Standard"><text:s text:c="4"/>Returns the sequence and the number of steps.</text:p>
      <text:p text:style-name="Standard"><text:s text:c="4"/>"""</text:p>
      <text:p text:style-name="Standard"><text:s text:c="4"/>sequence = []</text:p>
      <text:p text:style-name="Standard"><text:s text:c="4"/>steps = 0</text:p>
      <text:p text:style-name="Standard"><text:s text:c="4"/>n = start</text:p>
      <text:p text:style-name="Standard"><text:s text:c="4"/>while n != 1 and steps &lt; max_steps:</text:p>
      <text:p text:style-name="Standard"><text:s text:c="8"/>sequence.append(n)</text:p>
      <text:p text:style-name="Standard"><text:s text:c="8"/>if n % 2 == 0:</text:p>
      <text:p text:style-name="Standard"><text:s text:c="12"/>n = n // 2 <text:s/># Even: contraction</text:p>
      <text:p text:style-name="Standard"><text:s text:c="8"/>else:</text:p>
      <text:p text:style-name="Standard"><text:s text:c="12"/>n = 3 * n + 1 <text:s/># Odd: expansion</text:p>
      <text:p text:style-name="Standard"><text:s text:c="8"/>steps += 1</text:p>
      <text:p text:style-name="Standard"><text:s text:c="4"/>sequence.append(1) <text:s/># Add the final 1</text:p>
      <text:p text:style-name="Standard"><text:s text:c="4"/>return sequence, steps</text:p>
      <text:p text:style-name="Standard"/>
      <text:p text:style-name="Standard"># Generate sequences for a range of starting numbers</text:p>
      <text:p text:style-name="Standard">start_numbers = range(2, 21, 2) <text:s/># Start with even numbers for simplicity</text:p>
      <text:p text:style-name="Standard">results = {n: collatz_even_odd_convergence(n) for n in start_numbers}</text:p>
      <text:p text:style-name="Standard"/>
      <text:p text:style-name="Standard"># Prepare data for visualization</text:p>
      <text:p text:style-name="Standard">convergence_steps = [results[n][1] for n in start_numbers]</text:p>
      <text:p text:style-name="Standard"/>
      <text:p text:style-name="Standard"># Visualization</text:p>
      <text:p text:style-name="Standard">plt.figure(figsize=(10, 6))</text:p>
      <text:p text:style-name="Standard">plt.bar(start_numbers, convergence_steps, color='blue', alpha=0.7)</text:p>
      <text:p text:style-name="Standard">plt.title("Collatz Convergence: Steps to Reach 1", fontsize=14)</text:p>
      <text:p text:style-name="Standard">plt.xlabel("Starting Number (Even)")</text:p>
      <text:p text:style-name="Standard">plt.ylabel("Number of Steps to 1")</text:p>
      <text:p text:style-name="Standard">plt.grid(axis='y')</text:p>
      <text:p text:style-name="Standard">plt.show()</text:p>
      <text:p text:style-name="Standard"/>
      <text:p text:style-name="Standard"># Display sequences for analysis</text:p>
      <text:p text:style-name="Standard">resul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3:06:25.974493941</meta:creation-date>
    <dc:date>2025-01-18T13:11:15.542284252</dc:date>
    <meta:editing-duration>PT4M50S</meta:editing-duration>
    <meta:editing-cycles>1</meta:editing-cycles>
    <meta:document-statistic meta:table-count="0" meta:image-count="0" meta:object-count="0" meta:page-count="1" meta:paragraph-count="33" meta:word-count="163" meta:character-count="1167" meta:non-whitespace-character-count="937"/>
    <meta:generator>LibreOffice/24.2.7.2$Linux_X86_64 LibreOffice_project/420$Build-2</meta:generator>
  </office:meta>
</office:document-meta>
</file>